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0in" fo:margin-right="0in" fo:line-height="125%" fo:text-indent="0in" style:auto-text-indent="false"/>
      <style:text-properties fo:color="#000000"/>
    </style:style>
    <style:style style:name="P8"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0"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2" style:family="paragraph" style:parent-style-name="Standard">
      <style:paragraph-properties fo:margin-left="1.4772in" fo:margin-right="0in" fo:line-height="125%" fo:text-indent="0in" style:auto-text-indent="false"/>
      <style:text-properties fo:color="#000000"/>
    </style:style>
    <style:style style:name="P13"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4"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5"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6" style:family="paragraph" style:parent-style-name="Preformatted_20_Text">
      <style:paragraph-properties fo:line-height="125%"/>
      <style:text-properties fo:color="#000000" style:font-name="Times New Roman" fo:font-size="12pt" style:font-size-asian="12pt" style:font-size-complex="12pt"/>
    </style:style>
    <style:style style:name="P17"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19" style:family="paragraph" style:parent-style-name="Preformatted_20_Text">
      <style:paragraph-properties fo:line-height="125%"/>
      <style:text-properties fo:color="#000000"/>
    </style:style>
    <style:style style:name="P20" style:family="paragraph" style:parent-style-name="Preformatted_20_Text">
      <style:paragraph-properties fo:line-height="125%"/>
      <style:text-properties fo:color="#000000" style:font-name="Courier New" fo:font-size="10pt" style:font-size-asian="10pt" style:font-size-complex="10pt"/>
    </style:style>
    <style:style style:name="P21"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4"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5"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6" style:family="paragraph" style:parent-style-name="Text_20_body" style:list-style-name="L6">
      <style:paragraph-properties fo:line-height="125%"/>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Preformatted_20_Text" style:list-style-name="L1">
      <style:paragraph-properties fo:line-height="125%"/>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1">
      <style:paragraph-properties fo:line-height="125%"/>
      <style:text-properties fo:color="#000000" style:font-name="Courier New" fo:font-size="10pt" style:font-size-asian="10pt" style:font-size-complex="10pt"/>
    </style:style>
    <style:style style:name="P31"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2"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3"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4"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5"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6" style:family="paragraph" style:parent-style-name="Preformatted_20_Text" style:list-style-name="L5">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paragraph-properties fo:line-height="125%"/>
      <style:text-properties fo:color="#000000" style:font-name="Times New Roman" fo:font-size="12pt" style:font-size-asian="12pt" style:font-size-complex="12pt"/>
    </style:style>
    <style:style style:name="P38" style:family="paragraph" style:parent-style-name="Preformatted_20_Text">
      <style:paragraph-properties fo:line-height="125%"/>
      <style:text-properties fo:color="#000000"/>
    </style:style>
    <style:style style:name="P39" style:family="paragraph" style:parent-style-name="Preformatted_20_Text" style:list-style-name="L6">
      <style:paragraph-properties fo:line-height="125%"/>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0" style:family="paragraph" style:parent-style-name="Preformatted_20_Text" style:list-style-name="L6">
      <style:paragraph-properties fo:line-height="125%"/>
      <style:text-properties fo:font-variant="normal" fo:text-transform="none" style:use-window-font-color="tru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1" style:family="paragraph" style:parent-style-name="Preformatted_20_Text" style:list-style-name="L6">
      <style:paragraph-properties fo:line-height="125%"/>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43"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font-style-asian="italic" style:font-style-complex="italic"/>
    </style:style>
    <style:style style:name="T13" style:family="text">
      <style:text-properties fo:font-style="normal" fo:font-weight="bold"/>
    </style:style>
    <style:style style:name="T14" style:family="text">
      <style:text-properties fo:font-style="normal" fo:font-weight="normal"/>
    </style:style>
    <style:style style:name="T15" style:family="text">
      <style:text-properties fo:font-style="normal"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size="12pt" style:font-size-asian="12pt" style:font-size-complex="12pt"/>
    </style:style>
    <style:style style:name="T19" style:family="text">
      <style:text-properties style:text-position="super 58%"/>
    </style:style>
    <style:style style:name="T20" style:family="text">
      <style:text-properties style:font-name="Courier New"/>
    </style:style>
    <style:style style:name="T21" style:family="text">
      <style:text-properties style:font-name="Courier New" fo:font-size="12pt" style:font-size-asian="12pt" style:font-size-complex="12pt"/>
    </style:style>
    <style:style style:name="T22" style:family="text">
      <style:text-properties fo:font-variant="normal" fo:text-transform="none" fo:color="#222222" style:font-name="Arial1" fo:font-size="8.5pt" fo:letter-spacing="normal" fo:font-style="normal"/>
    </style:style>
    <style:style style:name="T23" style:family="text">
      <style:text-properties fo:font-variant="normal" fo:text-transform="none" fo:color="#222222" style:font-name="Arial1" fo:font-size="8.5pt" fo:letter-spacing="normal" fo:font-style="italic"/>
    </style:style>
    <style:style style:name="T24" style:family="text">
      <style:text-properties fo:font-variant="normal" fo:text-transform="none" fo:color="#222222" style:font-name="Arial1" fo:letter-spacing="normal" fo:font-style="normal"/>
    </style:style>
    <style:style style:name="T25" style:family="text">
      <style:text-properties fo:font-variant="normal" fo:text-transform="none" fo:color="#222222" style:font-name="Arial1" fo:letter-spacing="normal" fo:font-style="italic"/>
    </style:style>
    <style:style style:name="T26" style:family="text">
      <style:text-properties fo:font-variant="normal" fo:text-transform="none" fo:color="#222222" fo:letter-spacing="normal"/>
    </style:style>
    <style:style style:name="T27" style:family="text">
      <style:text-properties fo:font-variant="normal" fo:text-transform="none" fo:color="#222222" fo:letter-spacing="normal" fo:font-style="normal"/>
    </style:style>
    <style:style style:name="T28" style:family="text">
      <style:text-properties fo:font-variant="normal" fo:text-transform="none" fo:color="#222222" fo:letter-spacing="normal" fo:font-style="italic"/>
    </style:style>
    <style:style style:name="T29" style:family="text">
      <style:text-properties fo:font-variant="normal" fo:text-transform="none" fo:color="#222222" style:font-name="NimbusRomNo9L" fo:font-size="8pt" fo:letter-spacing="normal" fo:font-style="normal"/>
    </style:style>
    <style:style style:name="T30" style:family="text">
      <style:text-properties fo:font-variant="normal" fo:text-transform="none" fo:color="#222222" style:font-name="NimbusRomNo9L" fo:font-size="8pt" fo:letter-spacing="normal" fo:font-style="italic"/>
    </style:style>
    <style:style style:name="T31" style:family="text">
      <style:text-properties fo:font-variant="normal" fo:text-transform="none" fo:color="#222222" fo:font-size="8pt" fo:letter-spacing="normal" fo:font-style="normal"/>
    </style:style>
    <style:style style:name="T32" style:family="text">
      <style:text-properties fo:font-variant="normal" fo:text-transform="none" fo:color="#222222" fo:font-size="8pt" fo:letter-spacing="normal" fo:font-style="italic"/>
    </style:style>
    <style:style style:name="T33" style:family="text">
      <style:text-properties fo:font-variant="normal" fo:text-transform="none" fo:color="#222222" fo:font-size="8.5pt" fo:letter-spacing="normal" fo:font-style="normal"/>
    </style:style>
    <style:style style:name="T34" style:family="text">
      <style:text-properties fo:font-variant="normal" fo:text-transform="none" fo:color="#222222" fo:font-size="8.5pt" fo:letter-spacing="normal" fo:font-style="italic"/>
    </style:style>
    <style:style style:name="T35" style:family="text">
      <style:text-properties fo:font-variant="normal" fo:text-transform="none" fo:letter-spacing="normal"/>
    </style:style>
    <style:style style:name="T36" style:family="text">
      <style:text-properties fo:color="#222222" style:font-name="Arial1" fo:font-size="8.5pt" fo:letter-spacing="normal" fo:font-style="italic"/>
    </style:style>
    <style:style style:name="T37" style:family="text">
      <style:text-properties fo:color="#222222" style:font-name="Arial1" fo:letter-spacing="normal" fo:font-style="italic"/>
    </style:style>
    <style:style style:name="T38" style:family="text">
      <style:text-properties fo:color="#222222" fo:letter-spacing="normal"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ster's Thesis Proposal (Draft Nov 15, 2017)</text:p>
      <text:p text:style-name="P16">Thomas Logan</text:p>
      <text:p text:style-name="P16"/>
      <text:p text:style-name="P17">Summary</text:p>
      <text:p text:style-name="P16"><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6"/>
      <text:p text:style-name="P17">Overview</text:p>
      <text:p text:style-name="P16"><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6"><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6"/>
      <text:p text:style-name="P14"><text:span text:style-name="T2">type</text:span><text:span text:style-name="T1"> thread_id</text:span></text:p>
      <text:p text:style-name="P15"><text:span text:style-name="T8">val</text:span> spawn<text:span text:style-name="T9">: </text:span>(unit <text:span text:style-name="T9">-&gt;</text:span> unit) -&gt; thread_id</text:p>
      <text:p text:style-name="P16"/>
      <text:p text:style-name="P16">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6"/>
      <text:p text:style-name="P15"><text:span text:style-name="T8">type</text:span> 'a chan</text:p>
      <text:p text:style-name="P15"><text:span text:style-name="T8">val</text:span> channel : unit -&gt; 'a chan</text:p>
      <text:p text:style-name="P15"><text:span text:style-name="T8">val</text:span> recv : 'a chan -&gt; 'a</text:p>
      <text:p text:style-name="P15"><text:span text:style-name="T8">val</text:span> send : ('a chan * 'a) -&gt; unit</text:p>
      <text:p text:style-name="P16"/>
      <text:p text:style-name="P16">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43"><text:tab/><text:tab/><text:tab/></text:p>
      <text:p text:style-name="P6"><text:span text:style-name="T8"><text:tab/><text:tab/><text:tab/>signature</text:span><text:span text:style-name="T9"> SERV = </text:span><text:span text:style-name="T8">sig </text:span></text:p>
      <text:p text:style-name="P8"><text:span text:style-name="T8"><text:s text:c="2"/>type</text:span> serv</text:p>
      <text:p text:style-name="P8"><text:span text:style-name="T8"><text:s text:c="2"/>val</text:span><text:span text:style-name="T9"> make : unit -&gt; serv</text:span></text:p>
      <text:p text:style-name="P8"><text:span text:style-name="T8"><text:s text:c="2"/>val </text:span>call : serv * int -&gt; int</text:p>
      <text:p text:style-name="P9">end</text:p>
      <text:p text:style-name="P2">Listing 1: Server signature</text:p>
      <text:p text:style-name="P43"><text:tab/><text:tab/><text:tab/></text:p>
      <text:p text:style-name="P7"><text:span text:style-name="T3"><text:tab/><text:tab/><text:tab/>structure</text:span><text:span text:style-name="T4"> Serv :&gt; SERV = </text:span><text:span text:style-name="T3">struct </text:span></text:p>
      <text:p text:style-name="P8"><text:span text:style-name="T8"><text:s text:c="2"/>datatype</text:span> serv = <text:span text:style-name="T9">S</text:span> <text:span text:style-name="T8">of</text:span><text:span text:style-name="T9"> (int * int chan) chan </text:span></text:p>
      <text:p text:style-name="P10"/>
      <text:p text:style-name="P8"><text:span text:style-name="T8"><text:s text:c="2"/>fun</text:span><text:span text:style-name="T9"> make () </text:span>= <text:span text:style-name="T8">let</text:span> </text:p>
      <text:p text:style-name="P8"><text:span text:style-name="T8"><text:s text:c="4"/>val</text:span> reqCh = channel()</text:p>
      <text:p text:style-name="P8"><text:span text:style-name="T8"><text:s text:c="4"/></text:span><text:span text:style-name="T8">fun</text:span> loop state = <text:span text:style-name="T8">let</text:span></text:p>
      <text:p text:style-name="P8"><text:span text:style-name="T8"><text:s text:c="4"/></text:span><text:span text:style-name="T8"><text:s text:c="2"/>val </text:span>(v, replCh) = recv reqCh</text:p>
      <text:p text:style-name="P8"><text:span text:style-name="T8"><text:s text:c="4"/>in</text:span> </text:p>
      <text:p text:style-name="P8"><text:s text:c="6"/>send (replCh, state);</text:p>
      <text:p text:style-name="P8"><text:s text:c="6"/>loop v </text:p>
      <text:p text:style-name="P8"><text:span text:style-name="T8"><text:s text:c="4"/>end</text:span> <text:s text:c="3"/></text:p>
      <text:p text:style-name="P9"><text:s text:c="2"/>in</text:p>
      <text:p text:style-name="P8"><text:span text:style-name="T8"><text:s text:c="4"/></text:span>spawn (<text:span text:style-name="T8">fn</text:span> () =&gt; loop 0);</text:p>
      <text:p text:style-name="P8"><text:s text:c="4"/>S reqCh</text:p>
      <text:p text:style-name="P8"><text:span text:style-name="T8"><text:s text:c="2"/>end</text:span> </text:p>
      <text:p text:style-name="P8"/>
      <text:p text:style-name="P8"><text:span text:style-name="T8"><text:s text:c="2"/>fun</text:span> call (server, v) = <text:span text:style-name="T8">let</text:span> </text:p>
      <text:p text:style-name="P8"><text:s text:c="4"/><text:span text:style-name="T8">val</text:span> S reqCh = server</text:p>
      <text:p text:style-name="P8"><text:span text:style-name="T8"><text:s text:c="4"/>val</text:span> replCh = channel ()</text:p>
      <text:p text:style-name="P8"><text:span text:style-name="T8"><text:s text:c="2"/>in</text:span> </text:p>
      <text:p text:style-name="P8"><text:s text:c="4"/>send (reqCh, (v, replCh));</text:p>
      <text:p text:style-name="P8"><text:s text:c="4"/>recv replCh </text:p>
      <text:p text:style-name="P9"><text:s text:c="2"/>end</text:p>
      <text:p text:style-name="P9">end</text:p>
      <text:p text:style-name="P2">Listing 2: Implementation of servers</text:p>
      <text:p text:style-name="P19"><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19"><text:span text:style-name="T11"><text:tab/>Reppy's original design of Concurrent ML actually allows for other events to be triggered by synchronization than just the sending and receiving of values. <text:s/>One such event chooses between one of many events to synchronize on. <text:s/>Only one of the events are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6"/>
      <text:p text:style-name="P15"><text:span text:style-name="T8">type</text:span> 'a evt</text:p>
      <text:p text:style-name="P15"><text:span text:style-name="T8">val</text:span> sync : 'a evt -&gt; 'a</text:p>
      <text:p text:style-name="P15"><text:span text:style-name="T8">val</text:span> recvEvt : 'a chan -&gt; 'a evt</text:p>
      <text:p text:style-name="P15"><text:span text:style-name="T8">val</text:span> sendEvt : 'a chan * 'a -&gt; unit evt</text:p>
      <text:p text:style-name="P15"><text:span text:style-name="T8">val</text:span> chooseEvt: 'a evt * 'a evt -&gt; 'a evt</text:p>
      <text:p text:style-name="P15"/>
      <text:p text:style-name="P15"><text:span text:style-name="T8">fun </text:span>send (ch, v) = sync (sendEvt (ch, v))</text:p>
      <text:p text:style-name="P15"><text:span text:style-name="T8">fun</text:span> recv v = sync (recvEvt v)</text:p>
      <text:p text:style-name="P16"/>
      <text:p text:style-name="P16"><text:tab/>The choose event is an example of an event combinator, an event that is constructed from other events. <text:s/>Reppy's book on Concurrent ML offers explanations of many other useful combinators, such as the wrap event and guard event[?]. <text:s/>Fluet extended Concurrent ML with the transactional event combinator <text:span text:style-name="T1">thenEvt</text:span>[?]. <text:s/>Transactional events provide a technique for describing tasks that sometimes execute in isolation and sometimes don't. <text:s/>Achieving similar results without transactional event would require duplication of code in multiple processes, resulting in code that is brittle to <text:soft-page-break/>modification.</text:p>
      <text:p text:style-name="P16"><text:s text:c="2"/></text:p>
      <text:p text:style-name="P15"><text:span text:style-name="T8">val</text:span> thenEvt: 'a evt * ('a -&gt; 'a event) <text:s/>-&gt; 'a evt</text:p>
      <text:p text:style-name="P15"/>
      <text:p text:style-name="P16">When <text:s/><text:span text:style-name="T1">thenEvt</text:span> is synchronized on, either all of its constituent events and abstractions evaluate in isolation, or none evaluate.</text:p>
      <text:p text:style-name="P16"/>
      <text:p text:style-name="P16"><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9"><text:span text:style-name="T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pan text:style-name="T11">fan-in channel has any number of senders and exactly one receiver; a one-to-one channel has exactly one of each; a one-shot channel has exactly one sender, one receiver, and sends data only once. <text:s/></text:span><text:span text:style-name="T11">We demonstrate the topologies with a program that uses the server implementation defined in Listing 2. <text:s/></text:span></text:p>
      <text:p text:style-name="P3"/>
      <text:p text:style-name="P9">val <text:span text:style-name="T9">server = Serv.make ()</text:span></text:p>
      <text:p text:style-name="P10"><text:span text:style-name="T8">val</text:span> _ = spawn (fn () =&gt; Serv.call (server, 35))</text:p>
      <text:p text:style-name="P10"><text:span text:style-name="T8">val</text:span> _ = spawn (fn () =&gt; </text:p>
      <text:p text:style-name="P5"><text:tab/><text:tab/><text:tab/> <text:s/>Serv.call (server, 12); </text:p>
      <text:p text:style-name="P10"><text:s text:c="2"/>Serv.call (server, 13)</text:p>
      <text:p text:style-name="P10">)</text:p>
      <text:p text:style-name="P10"><text:span text:style-name="T8">val</text:span> _ = spawn (fn () =&gt; Serv.call (server, 81))</text:p>
      <text:p text:style-name="P10"><text:span text:style-name="T8">val</text:span> _ = spawn (fn () =&gt; Serv.call (server, 44))</text:p>
      <text:p text:style-name="P13"/>
      <text:p text:style-name="P4"><text:span text:style-name="T18">Since there are four processes that make calls to the server, the server's particular </text:span><text:span text:style-name="T5">reqCh</text:span><text:span text:style-name="T18"> has four senders. <text:s/>Servers are created with only one process listening for requests, so the </text:span><text:span text:style-name="T5">reqCh</text:span><text:span text:style-name="T18"> of this server </text:span><text:soft-page-break/><text:span text:style-name="T18">has just one sender. <text:s/>So the server's </text:span><text:span text:style-name="T5">reqCh</text:span><text:span text:style-name="T18"> is classified as fan-in. <text:s/>Each use of </text:span><text:span text:style-name="T5">call</text:span><text:span text:style-name="T18"> creates a brand new channel </text:span><text:span text:style-name="T5">replCh</text:span><text:span text:style-name="T18"> for receiving data. <text:s/>The function </text:span><text:span text:style-name="T5">call</text:span><text:span text:style-name="T18"> receives on the channel once and the server sends on the channel once, so each instance of </text:span><text:span text:style-name="T5">replCh</text:span><text:span text:style-name="T18"> is one-shot.</text:span></text:p>
      <text:p text:style-name="P16"><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16"/>
      <text:p text:style-name="P12"><text:span text:style-name="T3">structure</text:span><text:span text:style-name="T4"> Serv :&gt; SERV = </text:span><text:span text:style-name="T3">struct </text:span></text:p>
      <text:p text:style-name="P8"><text:span text:style-name="T8"><text:s text:c="2"/>datatype</text:span> serv = <text:span text:style-name="T9">S</text:span> <text:span text:style-name="T8">of</text:span><text:span text:style-name="T9"> (int * int chan) chan </text:span></text:p>
      <text:p text:style-name="P10"/>
      <text:p text:style-name="P8"><text:span text:style-name="T8"><text:s text:c="2"/>fun</text:span><text:span text:style-name="T9"> make () </text:span>= <text:span text:style-name="T8">let</text:span> </text:p>
      <text:p text:style-name="P8"><text:span text:style-name="T8"><text:s text:c="4"/>val</text:span> reqCh = <text:span text:style-name="T16">FanIn.</text:span>channel()</text:p>
      <text:p text:style-name="P8"><text:span text:style-name="T8"><text:s text:c="4"/></text:span><text:span text:style-name="T8">fun</text:span> loop state = <text:span text:style-name="T8">let</text:span></text:p>
      <text:p text:style-name="P8"><text:span text:style-name="T8"><text:s text:c="6"/>val </text:span>(v, replCh) = <text:span text:style-name="T16">FanIn.</text:span>recv reqCh</text:p>
      <text:p text:style-name="P8"><text:span text:style-name="T8"><text:s text:c="4"/>in</text:span> </text:p>
      <text:p text:style-name="P8"><text:s text:c="6"/><text:span text:style-name="T16">OneShot.</text:span><text:span text:style-name="T17">send (replCh, state)</text:span>;</text:p>
      <text:p text:style-name="P8"><text:s text:c="6"/>loop v </text:p>
      <text:p text:style-name="P8"><text:span text:style-name="T8"><text:s text:c="4"/>end</text:span> <text:s text:c="3"/></text:p>
      <text:p text:style-name="P9"><text:s text:c="2"/>in</text:p>
      <text:p text:style-name="P8"><text:span text:style-name="T8"><text:s text:c="4"/></text:span>spawn (<text:span text:style-name="T8">fn</text:span> () =&gt; loop 0);</text:p>
      <text:p text:style-name="P8"><text:s text:c="4"/>S reqCh</text:p>
      <text:p text:style-name="P8"><text:span text:style-name="T8"><text:s text:c="2"/>end</text:span> </text:p>
      <text:p text:style-name="P8"/>
      <text:p text:style-name="P8"><text:span text:style-name="T8"><text:s text:c="2"/>fun</text:span> call (server, v) = <text:span text:style-name="T8">let</text:span> </text:p>
      <text:p text:style-name="P8"><text:s text:c="4"/><text:span text:style-name="T8">val</text:span> S reqCh = server</text:p>
      <text:p text:style-name="P8"><text:span text:style-name="T8"><text:s text:c="4"/>val</text:span> replCh = <text:span text:style-name="T16">OneShot</text:span>.channel ()</text:p>
      <text:p text:style-name="P8"><text:span text:style-name="T8"><text:s text:c="2"/>in</text:span> </text:p>
      <text:p text:style-name="P8"><text:s text:c="4"/><text:span text:style-name="T16">FanIn.</text:span>send (reqCh, (v, replCh));</text:p>
      <text:p text:style-name="P8"><text:s text:c="4"/><text:span text:style-name="T16">OneShot.</text:span>recv replCh </text:p>
      <text:p text:style-name="P9"><text:s text:c="2"/>end</text:p>
      <text:p text:style-name="P9">end</text:p>
      <text:p text:style-name="P9"/>
      <text:p text:style-name="P16">Without a static analysis to check the usage of the special channels, we could inadvertently use a one-shot channel for a channel that has multiple senders, resulting in runtime behavior inconsistent with the general semantics of channel synchronization.</text:p>
      <text:p text:style-name="P16"><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text:soft-page-break/>input program.</text:p>
      <text:p text:style-name="P16"/>
      <text:p text:style-name="P16"><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6"><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19">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6"><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5"> by an available expressions analysis</text:span>. <text:s/>An available expressions analysis describes which expressions must have been computed by each program point.</text:p>
      <text:p text:style-name="P16"/>
      <text:list xml:id="list7690736765348842800" text:style-name="L1">
        <text:list-item>
          <text:p text:style-name="P27">let</text:p>
        </text:list-item>
        <text:list-item>
          <text:p text:style-name="P30"><text:s text:c="2"/><text:span text:style-name="T8">val</text:span> w = 4</text:p>
        </text:list-item>
        <text:list-item>
          <text:p text:style-name="P30"><text:s text:c="2"/><text:span text:style-name="T8">val</text:span> x = ref 1</text:p>
        </text:list-item>
        <text:list-item>
          <text:p text:style-name="P30"><text:s text:c="2"/><text:span text:style-name="T8">val</text:span> y = ref 2</text:p>
        </text:list-item>
        <text:list-item>
          <text:p text:style-name="P30"><text:s text:c="2"/><text:span text:style-name="T8">val</text:span> z = (!x + 1) + (!y + 2) + (w - 3); </text:p>
        </text:list-item>
        <text:list-item>
          <text:p text:style-name="P30"><text:s text:c="2"/><text:span text:style-name="T8">val</text:span> w = 1</text:p>
        </text:list-item>
        <text:list-item>
          <text:p text:style-name="P27">in</text:p>
        </text:list-item>
        <text:list-item>
          <text:p text:style-name="P30"><text:s text:c="2"/>y := 0;</text:p>
        </text:list-item>
        <text:list-item>
          <text:p text:style-name="P30"><text:s text:c="2"/>(!y + 2) - (!x + 1) * (w - 3)</text:p>
        </text:list-item>
        <text:list-item>
          <text:p text:style-name="P27">end</text:p>
        </text:list-item>
      </text:list>
      <text:p text:style-name="P16"><text:tab/></text:p>
      <text:p text:style-name="P16">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6"><text:tab/>Another inefficiency is that programs may perform computations, but then ignore their results. <text:s/>Such dead code can be detected by a liveness analysis. <text:s/>The analysis describes for each program point, <text:soft-page-break/>the set of variables and references whose values might be used in the remainder of the program.</text:p>
      <text:p text:style-name="P16"/>
      <text:list xml:id="list4686500379423436962" text:style-name="L2">
        <text:list-item>
          <text:p text:style-name="P33"><text:span text:style-name="T2">let</text:span><text:span text:style-name="T1"> </text:span></text:p>
        </text:list-item>
        <text:list-item>
          <text:p text:style-name="P33"><text:span text:style-name="T1"><text:s text:c="2"/></text:span><text:span text:style-name="T2">val</text:span><text:span text:style-name="T1"> x = 1 <text:s text:c="3"/></text:span></text:p>
        </text:list-item>
        <text:list-item>
          <text:p text:style-name="P33"><text:span text:style-name="T1"><text:s text:c="2"/></text:span><text:span text:style-name="T2">val</text:span><text:span text:style-name="T1"> y = 2</text:span></text:p>
        </text:list-item>
        <text:list-item>
          <text:p text:style-name="P33"><text:span text:style-name="T1"><text:s text:c="2"/></text:span><text:span text:style-name="T2">val</text:span><text:span text:style-name="T1"> z = ref (4 * 73)</text:span></text:p>
        </text:list-item>
        <text:list-item>
          <text:p text:style-name="P33"><text:span text:style-name="T1"><text:s text:c="2"/></text:span><text:span text:style-name="T2">val</text:span><text:span text:style-name="T1"> x = 4</text:span></text:p>
        </text:list-item>
        <text:list-item>
          <text:p text:style-name="P33"><text:span text:style-name="T2">in</text:span><text:span text:style-name="T1"> </text:span></text:p>
        </text:list-item>
        <text:list-item>
          <text:p text:style-name="P31"><text:s text:c="2"/>z := 1; </text:p>
        </text:list-item>
        <text:list-item>
          <text:p text:style-name="P31"><text:s text:c="2"/>x * !z</text:p>
        </text:list-item>
        <text:list-item>
          <text:p text:style-name="P28">end</text:p>
        </text:list-item>
      </text:list>
      <text:p text:style-name="P16"/>
      <text:p text:style-name="P16"><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6"><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analysis, or value flow, which associates each program point with a set of abstract values that the point's expression may evaluate to. </text:p>
      <text:p text:style-name="P16"/>
      <text:list xml:id="list5606086798644095865" text:style-name="L3">
        <text:list-item>
          <text:p text:style-name="P34"><text:span text:style-name="T2">let</text:span><text:span text:style-name="T1"> </text:span></text:p>
        </text:list-item>
        <text:list-item>
          <text:p text:style-name="P34"><text:span text:style-name="T1"><text:s text:c="2"/></text:span><text:span text:style-name="T2">val</text:span><text:span text:style-name="T1"> f = </text:span><text:span text:style-name="T2">fn</text:span><text:span text:style-name="T1"> x =&gt; x 1</text:span></text:p>
        </text:list-item>
        <text:list-item>
          <text:p text:style-name="P34"><text:span text:style-name="T1"><text:s text:c="2"/></text:span><text:span text:style-name="T2">val</text:span><text:span text:style-name="T1"> g = </text:span><text:span text:style-name="T2">fn</text:span><text:span text:style-name="T1"> y =&gt; y + 2</text:span></text:p>
        </text:list-item>
        <text:list-item>
          <text:p text:style-name="P34"><text:span text:style-name="T1"><text:s text:c="2"/></text:span><text:span text:style-name="T2">val</text:span><text:span text:style-name="T1"> h = </text:span><text:span text:style-name="T2">fn</text:span><text:span text:style-name="T1"> z =&gt; z + 3</text:span></text:p>
        </text:list-item>
        <text:list-item>
          <text:p text:style-name="P34"><text:span text:style-name="T2">in</text:span><text:span text:style-name="T1"> </text:span></text:p>
        </text:list-item>
        <text:list-item>
          <text:p text:style-name="P32"><text:s text:c="2"/>(f g) + (f h)</text:p>
        </text:list-item>
        <text:list-item>
          <text:p text:style-name="P29">end</text:p>
        </text:list-item>
      </text:list>
      <text:p text:style-name="P16"/>
      <text:p text:style-name="P16"><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co)inductive. <text:s/>The historical motivation for describing the abstract value information was really for its the control flow information, so the original approaches to these </text:span><text:soft-page-break/><text:span text:style-name="T10">analyses are known as control flow analyses or CFAs. <text:s/>With the control flow information, other data flow analyses like available expression analysis and liveness analysis can provide greater coverage.</text:span></text:p>
      <text:p text:style-name="P16"><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First, it generates a comprehensive set of data structures representing constraints of all program points, mirroring the specification's description, and then it solves the constraints.</text:p>
      <text:p text:style-name="P16"/>
      <text:p text:style-name="P16"><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6"><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6"><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text:soft-page-break/>operational semantics, the operational semantics is defined as stepping between sets of control paths paired with terms. <text:s/>Divergent control paths are added whenever a new process is spawned.</text:p>
      <text:p text:style-name="P16"/>
      <text:p text:style-name="P16"><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Proofs in general require many subtle manipulations of symbols. <text:s/>The difference between a false statement and a true statement can often be difficult to spot, since the two may be lexically very similar. <text:s/>However, a mechanical proof checker, such as the one in Isabelle, has no difficulty discerning between valid and invalid derivations of statements. <text:s/>Mechanical checking of proofs can notify us of errors in our proofs or definitions far better and faster than manual checking. <text:s/>I have already benefitted from Isabelle's proof checker in order to correctly define the language semantics and abstract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6"><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2">term</text:span> satisfies a <text:span text:style-name="T12">type</text:span>, then the term has utility for the data or computation it represents. <text:s/>The type is only valuable for confirming or denying the usage of a term. <text:s/>In contrast, once a <text:span text:style-name="T12">proof</text:span> satisfies a <text:span text:style-name="T12">proposition</text:span>, the proof becomes irrelevant, while the proposition is elevated to a theorem. <text:s/>The theorem is useful on its own without regard to any particular proof.</text:p>
      <text:p text:style-name="P16"><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text:soft-page-break/>analogous to datatype definitions, just as propositions are analogous to types.</text:p>
      <text:p text:style-name="P16"/>
      <text:p text:style-name="P21"><text:span text:style-name="T8">datatype</text:span> 'a list = Nil | Cons 'a "'a list"</text:p>
      <text:p text:style-name="P21"/>
      <text:p text:style-name="P24"><text:span text:style-name="T8">inductive</text:span> sorted :: "('a ⇒ 'a ⇒ bool) ⇒ 'a list ⇒ bool" where</text:p>
      <text:p text:style-name="P24"><text:s text:c="2"/>Nil : "sorted P Nil" |</text:p>
      <text:p text:style-name="P24"><text:s text:c="2"/>Single : "sorted P (Cons x Nil)" |</text:p>
      <text:p text:style-name="P24"><text:s text:c="2"/>Cons : "P x y ⟹ sorted P (Cons y ys) ⟹ sorted P (Cons x (Cons y ys))"</text:p>
      <text:p text:style-name="P16"/>
      <text:p text:style-name="P16">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text:p>
      <text:p text:style-name="P16"/>
      <text:p text:style-name="P22">datatype<text:span text:style-name="T9"> nat = Z | S nat </text:span></text:p>
      <text:p text:style-name="P22"/>
      <text:p text:style-name="P22">inductive<text:span text:style-name="T9"> lte :: "nat ⇒ nat ⇒ bool" </text:span>where</text:p>
      <text:p text:style-name="P23"><text:s text:c="2"/>Eq : "lte n n" |</text:p>
      <text:p text:style-name="P23"><text:s text:c="2"/>Lt : "lte n1 n2 ⟹ lte n1 (S n2) "</text:p>
      <text:p text:style-name="P22"/>
      <text:p text:style-name="P22">theorem<text:span text:style-name="T9"> "</text:span></text:p>
      <text:p text:style-name="P23"><text:s text:c="2"/>sorted lte (Cons (Z) (Cons (S Z) (Cons (S Z) (Cons (S (S (S Z))) Nil))))</text:p>
      <text:p text:style-name="P23">"</text:p>
      <text:p text:style-name="P22"><text:s/>apply<text:span text:style-name="T9"> (rule Cons)</text:span></text:p>
      <text:p text:style-name="P22"><text:s text:c="2"/>apply<text:span text:style-name="T9"> (rule Lt)</text:span></text:p>
      <text:p text:style-name="P22"><text:s text:c="2"/>apply<text:span text:style-name="T9"> (rule Eq)</text:span></text:p>
      <text:p text:style-name="P22"><text:s/>apply<text:span text:style-name="T9"> (rule Cons)</text:span></text:p>
      <text:p text:style-name="P22"><text:s text:c="2"/>apply<text:span text:style-name="T9"> (rule Eq)</text:span></text:p>
      <text:p text:style-name="P22"><text:s/>apply<text:span text:style-name="T9"> (rule Cons)</text:span></text:p>
      <text:p text:style-name="P22"><text:s text:c="2"/>apply<text:span text:style-name="T9"> (rule Lt)</text:span></text:p>
      <text:p text:style-name="P22"><text:s text:c="2"/>apply<text:span text:style-name="T9"> (rule Lt)</text:span></text:p>
      <text:p text:style-name="P22"><text:s text:c="2"/>apply<text:span text:style-name="T9"> (rule Eq)</text:span></text:p>
      <text:p text:style-name="P22"><text:s/>apply<text:span text:style-name="T9"> (rule Single)</text:span></text:p>
      <text:p text:style-name="P22">done</text:p>
      <text:p text:style-name="P16"/>
      <text:p text:style-name="P16">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0"/>
      <text:p text:style-name="P8"><text:span text:style-name="T13">definition</text:span><text:span text:style-name="T14"> True :: bool </text:span><text:span text:style-name="T13">where</text:span><text:span text:style-name="T14"> </text:span></text:p>
      <text:p text:style-name="P11"><text:soft-page-break/><text:s text:c="2"/>"True ≡ ((λx::bool. x) = (λx. x))"</text:p>
      <text:p text:style-name="P11"/>
      <text:p text:style-name="P8"><text:span text:style-name="T13">definition</text:span><text:span text:style-name="T14"> False :: bool </text:span><text:span text:style-name="T13">where</text:span><text:span text:style-name="T14"> </text:span></text:p>
      <text:p text:style-name="P11"><text:s text:c="2"/>"False ≡ (∀P. P)"</text:p>
      <text:p text:style-name="P25"/>
      <text:p text:style-name="P25"/>
      <text:p text:style-name="P17">Hypothesis</text:p>
      <text:p text:style-name="P16"><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7"/>
      <text:p text:style-name="P17">Evaluation</text:p>
      <text:p text:style-name="P17"><text:tab/><text:span text:style-name="T9">The main contributions of this work will be formal and mechanically verified proofs of a static analyses derived from Reppy and Xiao's analysis.</text:span></text:p>
      <text:p text:style-name="P18"/>
      <text:p text:style-name="P17">Architecture</text:p>
      <text:p text:style-name="P16"><text:tab/>To enable mechanical verification of the correctness of our proofs, we will construct the semantics, analysis and theorems in the formal language of Isabelle/HOL. <text:s/>To aid the development of formal proofs, we will design the analysis as a declarative specification as opposed to an algorithm. <text:s/>However, the declarative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16"><text:tab/>In this thesis work, we are interested in communication topology soundness, rather than flow soundness. <text:s/>Nevertheless, we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text:soft-page-break/>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6"><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16"/>
      <text:p text:style-name="P8"><text:span text:style-name="T8">let</text:span><text:span text:style-name="T9"> make = </text:span><text:span text:style-name="T8">fun</text:span><text:span text:style-name="T9"> f () =&gt;</text:span></text:p>
      <text:p text:style-name="P8"><text:span text:style-name="T8"><text:s text:c="2"/>let </text:span>reqCh = channel () <text:span text:style-name="T8">in</text:span></text:p>
      <text:p text:style-name="P8"><text:span text:style-name="T8"><text:s text:c="2"/>let </text:span>loop = <text:span text:style-name="T8">fun</text:span> loop state =&gt;</text:p>
      <text:p text:style-name="P8"><text:s text:c="4"/><text:span text:style-name="T8">let </text:span><text:span text:style-name="T9">req</text:span><text:span text:style-name="T8"> </text:span>= recv reqCh <text:span text:style-name="T8">in</text:span></text:p>
      <text:p text:style-name="P8"><text:span text:style-name="T8"><text:s text:c="4"/>let</text:span><text:span text:style-name="T9"> v = fst req </text:span><text:span text:style-name="T8">in</text:span></text:p>
      <text:p text:style-name="P8"><text:span text:style-name="T8"><text:s text:c="4"/>let</text:span><text:span text:style-name="T9"> replCh = snd req </text:span><text:span text:style-name="T8">in</text:span></text:p>
      <text:p text:style-name="P8"><text:span text:style-name="T8"><text:s text:c="4"/>let</text:span><text:span text:style-name="T9"> p1 = (reply, state) </text:span><text:span text:style-name="T8">in</text:span></text:p>
      <text:p text:style-name="P8"><text:s text:c="4"/><text:span text:style-name="T8">let</text:span> u1 = send p1 <text:span text:style-name="T8">in</text:span></text:p>
      <text:p text:style-name="P8"><text:s text:c="4"/><text:span text:style-name="T8">let</text:span> lres = loop v <text:span text:style-name="T8">in</text:span></text:p>
      <text:p text:style-name="P8"><text:span text:style-name="T8"><text:s text:c="4"/></text:span><text:span text:style-name="T9">lres</text:span><text:span text:style-name="T8"> </text:span></text:p>
      <text:p text:style-name="P8"><text:span text:style-name="T8"><text:s text:c="2"/>let _ = </text:span>spawn (</text:p>
      <text:p text:style-name="P8"><text:s text:c="4"/><text:span text:style-name="T8">let</text:span> z = 0 <text:span text:style-name="T8">in</text:span></text:p>
      <text:p text:style-name="P8"><text:span text:style-name="T8"><text:s text:c="4"/>let</text:span><text:span text:style-name="T9"> sres = loop z </text:span><text:span text:style-name="T8">in</text:span></text:p>
      <text:p text:style-name="P8"><text:span text:style-name="T8"><text:s text:c="4"/></text:span><text:span text:style-name="T9">sres</text:span></text:p>
      <text:p text:style-name="P8"><text:span text:style-name="T8"><text:s text:c="2"/></text:span>) <text:span text:style-name="T8">in</text:span></text:p>
      <text:p text:style-name="P8"><text:s text:c="2"/><text:span text:style-name="T8">let</text:span> mres = S reqCh <text:span text:style-name="T8">in</text:span></text:p>
      <text:p text:style-name="P8"><text:span text:style-name="T8"><text:s text:c="2"/></text:span><text:span text:style-name="T9">mres</text:span></text:p>
      <text:p text:style-name="P8"/>
      <text:p text:style-name="P8"><text:span text:style-name="T8">let</text:span> call = <text:span text:style-name="T8">fun</text:span> f (server, v) =&gt;</text:p>
      <text:p text:style-name="P8"><text:s text:c="2"/><text:span text:style-name="T8">let</text:span> reqCh = <text:span text:style-name="T8">case</text:span> server <text:span text:style-name="T8">of</text:span> (S x) =&gt; x <text:span text:style-name="T8">in</text:span></text:p>
      <text:p text:style-name="P8"><text:span text:style-name="T8"><text:s text:c="2"/>let</text:span> replCh = channel () <text:span text:style-name="T8">in</text:span></text:p>
      <text:p text:style-name="P8"><text:span text:style-name="T8"><text:s text:c="2"/>let</text:span><text:span text:style-name="T9"> p2 = (v, replCh) </text:span><text:span text:style-name="T8">in</text:span></text:p>
      <text:p text:style-name="P8"><text:span text:style-name="T8"><text:s text:c="2"/>let</text:span><text:span text:style-name="T9"> p3 = (reqCh, p2) </text:span><text:span text:style-name="T8">in</text:span></text:p>
      <text:p text:style-name="P8"><text:s text:c="2"/><text:span text:style-name="T8">let</text:span> u2 = send p3 <text:span text:style-name="T8">in</text:span></text:p>
      <text:p text:style-name="P8"><text:s text:c="2"/><text:span text:style-name="T8">let</text:span> cres = recv replCh <text:span text:style-name="T8">in</text:span></text:p>
      <text:p text:style-name="P8"><text:s text:c="2"/>cres </text:p>
      <text:p text:style-name="P9"/>
      <text:p text:style-name="P17">Deliverables</text:p>
      <text:list xml:id="list8670704624955712265" text:style-name="L4">
        <text:list-item>
          <text:p text:style-name="P35">Technical paper</text:p>
        </text:list-item>
        <text:list-item>
          <text:p text:style-name="P35"><text:soft-page-break/>Isabelle code</text:p>
          <text:p text:style-name="P35"/>
        </text:list-item>
      </text:list>
      <text:p text:style-name="P17">References</text:p>
      <text:list xml:id="list9069509581352129262" text:style-name="L6">
        <text:list-item>
          <text:p text:style-name="P40">Nielson F, Nielson HR, Hankin C. Principles of program analysis. Springer; 2015 Feb 27.</text:p>
        </text:list-item>
        <text:list-item>
          <text:p text:style-name="P40">Reppy, J.H. Concurrent programming in ML. Cambridge University Press; 2007 Sep 14.</text:p>
        </text:list-item>
        <text:list-item>
          <text:p text:style-name="P26"><text:span text:style-name="T35">Reppy, J. H. CML: A higher-order concurrent language. In </text:span><text:span text:style-name="T35">PLDI’91</text:span><text:span text:style-name="T35">, New York, NY, June 1991. ACM, pp. 293–305. </text:span></text:p>
        </text:list-item>
        <text:list-item>
          <text:p text:style-name="P40">Reppy J, Xiao Y. Specialization of CML message-passing primitives. InACM SIGPLAN Notices 2007 Jan 17 (Vol. 42, No. 1, pp. 315-326). ACM.</text:p>
        </text:list-item>
        <text:list-item>
          <text:p text:style-name="P41"><text:span text:style-name="T35">Reppy, J., Russo, C.V. and Xiao, Y., 2009, August. Parallel concurrent ML. In </text:span><text:span text:style-name="T35">ACM Sigplan Notices</text:span><text:span text:style-name="T35"> </text:span><text:span text:style-name="T35">(Vol. 44, No. 9, pp. 257-268). ACM.</text:span></text:p>
        </text:list-item>
        <text:list-item>
          <text:p text:style-name="P26"><text:span text:style-name="T35">Xiao, Y. Toward optimization of Concurrent ML. Master’s dissertation, University of Chicago, December 2005. </text:span></text:p>
        </text:list-item>
        <text:list-item>
          <text:p text:style-name="P26"><text:span text:style-name="T35">Reppy, J. Type-sensitive control-flow analysis. In </text:span><text:span text:style-name="T35">ML ’06</text:span><text:span text:style-name="T35">, New York, NY, September 2006. ACM, pp. 74–83. </text:span></text:p>
        </text:list-item>
        <text:list-item>
          <text:p text:style-name="P41"><text:span text:style-name="T35">Donnelly, K. and Fluet, M., 2006. Transactional events. </text:span><text:span text:style-name="T35">ACM SIGPLAN Notices</text:span><text:span text:style-name="T35">, </text:span><text:span text:style-name="T35">41</text:span><text:span text:style-name="T35">(9), pp.124-135.</text:span></text:p>
        </text:list-item>
        <text:list-item>
          <text:p text:style-name="P41"><text:span text:style-name="T35">Fluet, M., 2012, August. A type-and control-flow analysis for System F. In </text:span><text:span text:style-name="T35">Symposium on Implementation and Application of Functional Languages</text:span><text:span text:style-name="T35"> (pp. 122-139). Springer, Berlin, Heidelberg.</text:span></text:p>
        </text:list-item>
        <text:list-item>
          <text:p text:style-name="P40">Matichuk D, Murray T, Wenzel M. Eisbach: A proof method language for Isabelle. Journal of Automated Reasoning. 2016 Mar 1;56(3):261-82.</text:p>
        </text:list-item>
        <text:list-item>
          <text:p text:style-name="P40">Wenzel M. The isabelle/isar reference manual.</text:p>
        </text:list-item>
        <text:list-item>
          <text:p text:style-name="P40">Wenzel M, Haftmann F, Paulson L. The Isabelle/Isar Implementation.</text:p>
        </text:list-item>
        <text:list-item>
          <text:p text:style-name="P40">Paulson LC, Nipkow T. Isabelle tutorial and user’s manual. University of Cambridge, Computer Laboratory; 1990.</text:p>
        </text:list-item>
        <text:list-item>
          <text:p text:style-name="P40">Nipkow T, Klein G. Concrete Semantics: With Isabelle/HOL. Springer; 2014 Dec 3.</text:p>
        </text:list-item>
        <text:list-item>
          <text:p text:style-name="P39">Shivers, Olin. "Control-flow analysis of higher-order languages." PhD diss., PhD thesis, Carnegie Mellon University, 1991.</text:p>
        </text:list-item>
        <text:list-item>
          <text:p text:style-name="P39">Flanagan C, Sabry A, Duba BF, Felleisen M. The essence of compiling with continuations. InACM Sigplan Notices 1993 Aug 1 (Vol. 28, No. 6, pp. 237-247). ACM.</text:p>
        </text:list-item>
      </text:list>
      <text:p text:style-name="P17"/>
      <text:p text:style-name="P17">Schedule</text:p>
      <text:list xml:id="list1144742825096419216" text:style-name="L5">
        <text:list-item>
          <text:p text:style-name="P36">Define the syntax of Concurrent ML using Isabelle/HOL <text:span text:style-name="T8">(completed)</text:span></text:p>
        </text:list-item>
        <text:list-item>
          <text:p text:style-name="P36">Define the operational semantics <text:span text:style-name="T8">(completed)</text:span></text:p>
        </text:list-item>
        <text:list-item>
          <text:p text:style-name="P36">Define communication topologies in terms of operational semantics <text:span text:style-name="T8">(completed)</text:span></text:p>
        </text:list-item>
        <text:list-item>
          <text:p text:style-name="P36"><text:soft-page-break/>Define the abstract value flow analysis <text:span text:style-name="T8">(completed)</text:span></text:p>
        </text:list-item>
        <text:list-item>
          <text:p text:style-name="P36">Define the communication topology analysis <text:span text:style-name="T8">(completed)</text:span></text:p>
        </text:list-item>
        <text:list-item>
          <text:p text:style-name="P36">Prove that the abstract value flow analysis is sound <text:span text:style-name="T8">(completed)</text:span></text:p>
        </text:list-item>
        <text:list-item>
          <text:p text:style-name="P36">Prove that the communication topology analysis is sound <text:span text:style-name="T8">(in progress)</text:span></text:p>
        </text:list-item>
        <text:list-item>
          <text:p text:style-name="P36">Prove that simple programs adhere to communication topology definitions <text:span text:style-name="T8">(in progress)</text:span></text:p>
        </text:list-item>
        <text:list-item>
          <text:p text:style-name="P36">Prove that the analysis is informative (not vacuous) with respect to example programs</text:p>
        </text:list-item>
        <text:list-item>
          <text:p text:style-name="P36">Derive a constraint-based algorithm from specification</text:p>
        </text:list-item>
        <text:list-item>
          <text:p text:style-name="P36">Prove the analysis is computable using the algorithm</text:p>
        </text:list-item>
        <text:list-item>
          <text:p text:style-name="P36">Extend the definitions and proofs with <text:span text:style-name="T1">choose_evt</text:span></text:p>
        </text:list-item>
        <text:list-item>
          <text:p text:style-name="P36">Extend the definitions and proofs with <text:span text:style-name="T1">then_evt</text:span></text:p>
        </text:list-item>
        <text:list-item>
          <text:p text:style-name="P36">Write technical paper</text:p>
        </text:list-item>
        <text:list-item>
          <text:p text:style-name="P36">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2-08T13:10:53</dc:date>
    <dc:creator>Thomas Logan</dc:creator>
    <meta:generator>OpenOffice/4.1.3$Unix OpenOffice.org_project/413m1$Build-9783</meta:generator>
    <meta:editing-duration>P24DT10H17M53S</meta:editing-duration>
    <meta:editing-cycles>377</meta:editing-cycles>
    <meta:document-statistic meta:table-count="0" meta:image-count="0" meta:object-count="0" meta:page-count="14" meta:paragraph-count="236" meta:word-count="5172" meta:character-count="31273"/>
  </office:meta>
</office:document-meta>
</file>